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MessageProducer.send( Destination destination , Message message , int deliveryMode , int priority , long timeToLive , CompletionListener comple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Delivery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tDeliveryDelay( long deliveryDel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MessageProducer.setDisableMessageID( boolean disableMessag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MessageProducer.publish( Message message , int deliveryMode , int priority ,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Queue queue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Message message , int deliveryMode , int priority ,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publish( Topic topic , Message message , int deliveryMode , int priority ,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Destination destination , Message message , CompletionListener comple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DisableMessag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publish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CachedMessageProducer( MessageProduce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MessageProducer.getDisable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Destination destination , Message message , int deliveryMode , int priority ,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tTimeToLive(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Queue queue , Message message , int deliveryMode , int priority ,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Message message , CompletionListener comple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Destination destination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publish( Topic topic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Message message , int deliveryMode , int priority , long timeToLive , CompletionListener comple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dMessageProducer.get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t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tDeliveryMode( int delive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nd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MessageProducer.setDisableMessageTimestamp( boolean disableMessageTimesta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